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System;</text:p>
      <text:p text:style-name="Standard">using System.Collections.Generic;</text:p>
      <text:p text:style-name="Standard">using System.ComponentModel;</text:p>
      <text:p text:style-name="Standard">using System.Data;</text:p>
      <text:p text:style-name="Standard">using System.Drawing;</text:p>
      <text:p text:style-name="Standard">using System.Linq;</text:p>
      <text:p text:style-name="Standard">using System.Text;</text:p>
      <text:p text:style-name="Standard">using System.Threading.Tasks;</text:p>
      <text:p text:style-name="Standard">using System.Windows.Forms;</text:p>
      <text:p text:style-name="Standard">using System.Data.SqlClient;</text:p>
      <text:p text:style-name="Standard">using System.Reflection.Emit;</text:p>
      <text:p text:style-name="Standard"/>
      <text:p text:style-name="Standard">namespace Relacia_1</text:p>
      <text:p text:style-name="Standard">{</text:p>
      <text:p text:style-name="Standard"><text:s text:c="4"/>public partial class Form1 : Form</text:p>
      <text:p text:style-name="Standard"><text:s text:c="4"/>{</text:p>
      <text:p text:style-name="Standard"><text:s text:c="8"/>public Form1()</text:p>
      <text:p text:style-name="Standard"><text:s text:c="8"/>{</text:p>
      <text:p text:style-name="Standard"><text:s text:c="12"/>InitializeComponent();</text:p>
      <text:p text:style-name="Standard"><text:s text:c="8"/>}</text:p>
      <text:p text:style-name="Standard"/>
      <text:p text:style-name="Standard"><text:s text:c="8"/>private void button1_Click(object sender, EventArgs e)</text:p>
      <text:p text:style-name="Standard"><text:s text:c="8"/>{</text:p>
      <text:p text:style-name="Standard"><text:s text:c="12"/>SqlConnection conn_Shekveta_1 = new SqlConnection("server=DESKTOP-F4H9CDG;database=Shekveta;Integrated Security=true");</text:p>
      <text:p text:style-name="Standard"><text:s text:c="12"/>conn_Shekveta_1.Open();</text:p>
      <text:p text:style-name="Standard"><text:s text:c="12"/>DataSet ds_1 = new DataSet();</text:p>
      <text:p text:style-name="Standard"><text:s text:c="12"/>SqlDataAdapter adapt_Personali = new SqlDataAdapter("SELECT * FROM Personali", conn_Shekveta_1);</text:p>
      <text:p text:style-name="Standard"><text:s text:c="12"/>SqlDataAdapter adapt_Shemkveti = new SqlDataAdapter("SELECT * FROM Shemkveti", conn_Shekveta_1);</text:p>
      <text:p text:style-name="Standard"><text:s text:c="12"/>adapt_Personali.Fill(ds_1, "Personali");</text:p>
      <text:p text:style-name="Standard"><text:s text:c="12"/>adapt_Shemkveti.Fill(ds_1, "Shemkveti");</text:p>
      <text:p text:style-name="Standard"><text:s text:c="12"/>DataRelation Personali_Shemkveti_Relation = ds_1.Relations.Add(</text:p>
      <text:p text:style-name="Standard"><text:s text:c="16"/>"Personali_Shemkveti",</text:p>
      <text:p text:style-name="Standard"><text:s text:c="16"/>ds_1.Tables["Personali"].Columns["personaliID"],</text:p>
      <text:p text:style-name="Standard"><text:s text:c="16"/>ds_1.Tables["Shemkveti"].Columns["personaliID"]);</text:p>
      <text:p text:style-name="Standard"><text:s text:c="12"/>conn_Shekveta_1.Close();</text:p>
      <text:p text:style-name="Standard"><text:s text:c="12"/>//</text:p>
      <text:p text:style-name="Standard"><text:s text:c="12"/>BindingSource bind_Personali = new BindingSource(ds_1, "Personali");</text:p>
      <text:p text:style-name="Standard"><text:s text:c="12"/>BindingSource bind_Shemkveti = new BindingSource(ds_1, "Shemkveti");</text:p>
      <text:p text:style-name="Standard"><text:s text:c="12"/>bind_Shemkveti.DataSource = bind_Personali;</text:p>
      <text:p text:style-name="Standard"><text:s text:c="12"/>bind_Shemkveti.DataMember = "Personali_Shemkveti";</text:p>
      <text:p text:style-name="Standard"><text:s text:c="12"/>//</text:p>
      <text:p text:style-name="Standard"><text:s text:c="12"/>dataGridView1.DataSource = bind_Personali;</text:p>
      <text:p text:style-name="Standard"><text:s text:c="12"/>dataGridView2.DataSource = bind_Shemkveti;</text:p>
      <text:p text:style-name="Standard"><text:s text:c="8"/>}</text:p>
      <text:p text:style-name="Standard"/>
      <text:p text:style-name="Standard"><text:s text:c="8"/>private void button2_Click(object sender, EventArgs e)</text:p>
      <text:p text:style-name="Standard"><text:soft-page-break/><text:s text:c="8"/>{</text:p>
      <text:p text:style-name="Standard"><text:s text:c="12"/>SqlConnection conn_Shekveta_1 = new SqlConnection("server=DESKTOP-F4H9CDG;database=Shekveta;Integrated Security=true");</text:p>
      <text:p text:style-name="Standard"><text:s text:c="12"/>conn_Shekveta_1.Open();</text:p>
      <text:p text:style-name="Standard"><text:s text:c="12"/>DataSet ds_1 = new DataSet();</text:p>
      <text:p text:style-name="Standard"><text:s text:c="12"/>SqlDataAdapter adap_Personali = new SqlDataAdapter("SELECT * FROM Personali", conn_Shekveta_1);</text:p>
      <text:p text:style-name="Standard"><text:s text:c="12"/>SqlDataAdapter adap_Xelshekruleba = new SqlDataAdapter("SELECT * FROM Xelshekruleba", conn_Shekveta_1);</text:p>
      <text:p text:style-name="Standard"><text:s text:c="12"/>adap_Personali.Fill(ds_1, "Personali");</text:p>
      <text:p text:style-name="Standard"><text:s text:c="12"/>adap_Xelshekruleba.Fill(ds_1, "Xelshekruleba");</text:p>
      <text:p text:style-name="Standard"><text:s text:c="12"/>DataRelation Personali_Xelshekruleba_Relation = ds_1.Relations.Add(</text:p>
      <text:p text:style-name="Standard"><text:s text:c="16"/>"Personali_Xelshekruleba",</text:p>
      <text:p text:style-name="Standard"><text:s text:c="16"/>ds_1.Tables["Personali"].Columns["personaliID"],</text:p>
      <text:p text:style-name="Standard"><text:s text:c="16"/>ds_1.Tables["Xelshekruleba"].Columns["personaliID"]);</text:p>
      <text:p text:style-name="Standard"><text:s text:c="12"/>conn_Shekveta_1.Close();</text:p>
      <text:p text:style-name="Standard"><text:s text:c="12"/>//</text:p>
      <text:p text:style-name="Standard"><text:s text:c="12"/>BindingSource bind_Personali = new BindingSource(ds_1, "Personali");</text:p>
      <text:p text:style-name="Standard"><text:s text:c="12"/>BindingSource bind_Xelshekruleba = new BindingSource(ds_1, "Xelshekruleba");</text:p>
      <text:p text:style-name="Standard"><text:s text:c="12"/>bind_Xelshekruleba.DataSource = bind_Personali;</text:p>
      <text:p text:style-name="Standard"><text:s text:c="12"/>bind_Xelshekruleba.DataMember = "Personali_Xelshekruleba";</text:p>
      <text:p text:style-name="Standard"/>
      <text:p text:style-name="Standard"><text:s text:c="12"/>dataGridView1.DataSource = bind_Personali;</text:p>
      <text:p text:style-name="Standard"><text:s text:c="12"/>dataGridView2.DataSource = bind_Xelshekruleba;</text:p>
      <text:p text:style-name="Standard"><text:s text:c="8"/>}</text:p>
      <text:p text:style-name="Standard"/>
      <text:p text:style-name="Standard"><text:s text:c="8"/>private void button3_Click(object sender, EventArgs e)</text:p>
      <text:p text:style-name="Standard"><text:s text:c="8"/>{</text:p>
      <text:p text:style-name="Standard"><text:s text:c="12"/>SqlConnection conn_Shekveta_1 = new SqlConnection("server=DESKTOP-F4H9CDG;database=Shekveta;Integrated Security=true");</text:p>
      <text:p text:style-name="Standard"><text:s text:c="12"/>conn_Shekveta_1.Open();</text:p>
      <text:p text:style-name="Standard"><text:s text:c="12"/>DataSet ds_1 = new DataSet();</text:p>
      <text:p text:style-name="Standard"><text:s text:c="12"/>SqlDataAdapter adap_Shemkveti = new SqlDataAdapter("SELECT * FROM Shemkveti", conn_Shekveta_1);</text:p>
      <text:p text:style-name="Standard"><text:s text:c="12"/>SqlDataAdapter adap_Xelshekruleba = new SqlDataAdapter("SELECT * FROM Xelshekruleba", conn_Shekveta_1);</text:p>
      <text:p text:style-name="Standard"><text:s text:c="12"/>adap_Shemkveti.Fill(ds_1, "Shemkveti");</text:p>
      <text:p text:style-name="Standard"><text:s text:c="12"/>adap_Xelshekruleba.Fill(ds_1, "Xelshekruleba");</text:p>
      <text:p text:style-name="Standard"><text:s text:c="12"/>DataRelation Shemkveti_Xelshekruleba_Relation = ds_1.Relations.Add(</text:p>
      <text:p text:style-name="Standard"><text:s text:c="16"/>"Shemkveti_Xelshekruleba",</text:p>
      <text:p text:style-name="Standard"><text:s text:c="16"/>ds_1.Tables["Shemkveti"].Columns["shemkvetiID"],</text:p>
      <text:p text:style-name="Standard"><text:s text:c="16"/>ds_1.Tables["Xelshekruleba"].Columns["shemkvetiID"]);</text:p>
      <text:p text:style-name="Standard"><text:s text:c="12"/>conn_Shekveta_1.Close();</text:p>
      <text:p text:style-name="Standard"><text:s text:c="12"/>//</text:p>
      <text:p text:style-name="Standard"><text:s text:c="12"/>BindingSource bind_Shemkveti = new BindingSource(ds_1, "Shemkveti");</text:p>
      <text:p text:style-name="Standard"><text:s text:c="12"/>BindingSource bind_Xelshekruleba = new BindingSource(ds_1, "Xelshekruleba");</text:p>
      <text:p text:style-name="Standard"><text:s text:c="12"/>bind_Xelshekruleba.DataSource = bind_Shemkveti;</text:p>
      <text:p text:style-name="Standard"><text:s text:c="12"/>bind_Xelshekruleba.DataMember = "Shemkveti_Xelshekruleba";</text:p>
      <text:p text:style-name="Standard"/>
      <text:p text:style-name="Standard"><text:soft-page-break/><text:s text:c="12"/>dataGridView1.DataSource = bind_Shemkveti;</text:p>
      <text:p text:style-name="Standard"><text:s text:c="12"/>dataGridView2.DataSource = bind_Xelshekruleba;</text:p>
      <text:p text:style-name="Standard"><text:s text:c="8"/>}</text:p>
      <text:p text:style-name="Standard"/>
      <text:p text:style-name="Standard"><text:s text:c="8"/>private void button4_Click(object sender, EventArgs e)</text:p>
      <text:p text:style-name="Standard"><text:s text:c="8"/>{</text:p>
      <text:p text:style-name="Standard"><text:s text:c="12"/>SqlConnection conn_Shekveta_1 = new SqlConnection("server=DESKTOP-F4H9CDG;database=Shekveta;Integrated Security=true");</text:p>
      <text:p text:style-name="Standard"><text:s text:c="12"/>conn_Shekveta_1.Open();</text:p>
      <text:p text:style-name="Standard"><text:s text:c="12"/>DataSet ds_1 = new DataSet();</text:p>
      <text:p text:style-name="Standard"><text:s text:c="12"/>SqlDataAdapter adapt_Personali = new SqlDataAdapter("SELECT * FROM Personali", conn_Shekveta_1);</text:p>
      <text:p text:style-name="Standard"><text:s text:c="12"/>SqlDataAdapter adapt_Shemkveti = new SqlDataAdapter("SELECT * FROM Shemkveti", conn_Shekveta_1);</text:p>
      <text:p text:style-name="Standard"><text:s text:c="12"/>SqlDataAdapter adapt_Xelshekruleba = new SqlDataAdapter("SELECT * FROM Xelshekruleba", conn_Shekveta_1);</text:p>
      <text:p text:style-name="Standard"><text:s text:c="12"/>adapt_Personali.Fill(ds_1, "Personali");</text:p>
      <text:p text:style-name="Standard"><text:s text:c="12"/>adapt_Shemkveti.Fill(ds_1, "Shemkveti");</text:p>
      <text:p text:style-name="Standard"><text:s text:c="12"/>adapt_Xelshekruleba.Fill(ds_1, "Xelshekruleba");</text:p>
      <text:p text:style-name="Standard"><text:s text:c="12"/>DataRelation Personali_Shemkveti_Relation = ds_1.Relations.Add(</text:p>
      <text:p text:style-name="Standard"><text:s text:c="16"/>"Personsli_Shemkveti",</text:p>
      <text:p text:style-name="Standard"><text:s text:c="16"/>ds_1.Tables["Personali"].Columns["personaliID"],</text:p>
      <text:p text:style-name="Standard"><text:s text:c="16"/>ds_1.Tables["Shemkveti"].Columns["personaliID"]);</text:p>
      <text:p text:style-name="Standard"><text:s text:c="12"/>DataRelation Shemkveti_Xelshekruleba_Relation = ds_1.Relations.Add(</text:p>
      <text:p text:style-name="Standard"><text:s text:c="16"/>"Shemkveti_Xelshekruleba",</text:p>
      <text:p text:style-name="Standard"><text:s text:c="16"/>ds_1.Tables["Shemkveti"].Columns["shemkvetiID"],</text:p>
      <text:p text:style-name="Standard"><text:s text:c="16"/>ds_1.Tables["Xelshekruleba"].Columns["shemkvetiID"]);</text:p>
      <text:p text:style-name="Standard"><text:s text:c="12"/>conn_Shekveta_1.Close();</text:p>
      <text:p text:style-name="Standard"><text:s text:c="12"/>//</text:p>
      <text:p text:style-name="Standard"><text:s text:c="12"/>BindingSource bind_Personali = new BindingSource(ds_1, "Personali");</text:p>
      <text:p text:style-name="Standard"><text:s text:c="12"/>BindingSource bind_Shemkveti = new BindingSource(ds_1, "Shemkveti");</text:p>
      <text:p text:style-name="Standard"><text:s text:c="12"/>BindingSource bind_Xelshekruleba = new BindingSource(ds_1, "Xelshekruleba");</text:p>
      <text:p text:style-name="Standard"><text:s text:c="12"/>bind_Shemkveti.DataSource = bind_Personali;</text:p>
      <text:p text:style-name="Standard"><text:s text:c="12"/>bind_Shemkveti.DataMember = "Personsli_Shemkveti";</text:p>
      <text:p text:style-name="Standard"><text:s text:c="12"/>bind_Xelshekruleba.DataSource = bind_Shemkveti;</text:p>
      <text:p text:style-name="Standard"><text:s text:c="12"/>bind_Xelshekruleba.DataMember = "Shemkveti_Xelshekruleba";</text:p>
      <text:p text:style-name="Standard"/>
      <text:p text:style-name="Standard"><text:s text:c="12"/>dataGridView1.DataSource = bind_Personali;</text:p>
      <text:p text:style-name="Standard"><text:s text:c="12"/>dataGridView2.DataSource = bind_Shemkveti;</text:p>
      <text:p text:style-name="Standard"><text:s text:c="12"/>dataGridView3.DataSource = bind_Xelshekruleba;</text:p>
      <text:p text:style-name="Standard"><text:s text:c="8"/>}</text:p>
      <text:p text:style-name="Standard"/>
      <text:p text:style-name="Standard"/>
      <text:p text:style-name="Standard"><text:s text:c="8"/>//ცხრილში მონაცემების გაფილტვრა ADO.NET კლასებისა და ობიექტების გამოყენებით. გაფილტრეთ Personali ცხრილი. ფილტრში უნდა გამოჩნდეს თბილისელი თანამშრომლები.</text:p>
      <text:p text:style-name="Standard"><text:s text:c="8"/>private void filterByTbilisi()</text:p>
      <text:p text:style-name="Standard"><text:s text:c="8"/>{</text:p>
      <text:p text:style-name="Standard"><text:soft-page-break/><text:s text:c="12"/>SqlConnection myConnection = new SqlConnection("server = DESKTOP - F4H9CDG, Integrated Security = true");</text:p>
      <text:p text:style-name="Standard"><text:s text:c="12"/>myConnection.Open();</text:p>
      <text:p text:style-name="Standard"><text:s text:c="12"/>SqlDataAdapter myAdapter = new SqlDataAdapter("SELECT * FROM Personali", myConnection);</text:p>
      <text:p text:style-name="Standard"><text:s text:c="12"/>DataSet ds_1 = new DataSet();</text:p>
      <text:p text:style-name="Standard"><text:s text:c="12"/>myAdapter.Fill(ds_1, "Personali");</text:p>
      <text:p text:style-name="Standard"><text:s text:c="12"/>DataView dataView = new DataView(ds_1.Tables["Personali"])</text:p>
      <text:p text:style-name="Standard"><text:s text:c="12"/>{</text:p>
      <text:p text:style-name="Standard"><text:s text:c="16"/>RowFilter = "qalaqi = 'თბილისი'"</text:p>
      <text:p text:style-name="Standard"><text:s text:c="12"/>};</text:p>
      <text:p text:style-name="Standard"><text:s text:c="12"/>myConnection.Close();</text:p>
      <text:p text:style-name="Standard"><text:s text:c="12"/>dataGridView1.DataSource = dataView;</text:p>
      <text:p text:style-name="Standard"><text:s text:c="8"/>}</text:p>
      <text:p text:style-name="Standard"/>
      <text:p text:style-name="Standard"><text:s text:c="8"/>//ცხრილში მონაცემების დახარისხება ADO.NET კლასებისა და ობიექტების გამოყენებით. Shemkveti ცხრილი დაახარისხეთ კლებადობით გვარის მიხედვით და ზრდადობით ასაკის მიხედვით.</text:p>
      <text:p text:style-name="Standard"><text:s text:c="8"/>private void ShemkvetiDaxarisxeba()</text:p>
      <text:p text:style-name="Standard"><text:s text:c="8"/>{</text:p>
      <text:p text:style-name="Standard"><text:s text:c="12"/>SqlConnection myConnection = new SqlConnection("server = DESKTOP - F4H9CDG, Integrated Security = true");</text:p>
      <text:p text:style-name="Standard"><text:s text:c="12"/>myConnection.Open();</text:p>
      <text:p text:style-name="Standard"><text:s text:c="12"/>SqlDataAdapter myAdapter = new SqlDataAdapter("SELECT * FROM Shemkveti", myConnection);</text:p>
      <text:p text:style-name="Standard"><text:s text:c="12"/>DataSet ds_1 = new DataSet();</text:p>
      <text:p text:style-name="Standard"><text:s text:c="12"/>myAdapter.Fill(ds_1, "Shemkveti");</text:p>
      <text:p text:style-name="Standard"><text:s text:c="12"/>DataView dataView = new DataView(ds_1.Tables["Shemkveti"])</text:p>
      <text:p text:style-name="Standard"><text:s text:c="12"/>{</text:p>
      <text:p text:style-name="Standard"><text:s text:c="16"/>Sort = "asaki, gvari DESC"</text:p>
      <text:p text:style-name="Standard"><text:s text:c="12"/>};</text:p>
      <text:p text:style-name="Standard"/>
      <text:p text:style-name="Standard"><text:s text:c="12"/>myConnection.Close();</text:p>
      <text:p text:style-name="Standard"><text:s text:c="12"/>dataGridView1.DataSource = dataView;</text:p>
      <text:p text:style-name="Standard"><text:s text:c="8"/>}</text:p>
      <text:p text:style-name="Standard"/>
      <text:p text:style-name="Standard"><text:s text:c="8"/>//ცხრილში მონაცემების დახარისხება ADO.NET კლასებისა და ობიექტების გამოყენებით. დაახარისხეთ Xelshekruleba ცხრილი კლებადობით tarigi_dawyebis სვეტის მიხედვით და ზრდადობით gadasaxdeli_l სვეტის მიხედვით</text:p>
      <text:p text:style-name="Standard"><text:s text:c="8"/>private void XelshekrulebaDaxarisxeba()</text:p>
      <text:p text:style-name="Standard"><text:s text:c="8"/>{</text:p>
      <text:p text:style-name="Standard"><text:s text:c="12"/>SqlConnection myConnection = new SqlConnection("server = DESKTOP - F4H9CDG, Integrated Security = true");</text:p>
      <text:p text:style-name="Standard"><text:s text:c="12"/>myConnection.Open();</text:p>
      <text:p text:style-name="Standard"><text:s text:c="12"/>SqlDataAdapter myAdapter = new SqlDataAdapter("SELECT * FROM Xelshekruleba", myConnection);</text:p>
      <text:p text:style-name="Standard"><text:s text:c="12"/>DataSet ds_1 = new DataSet();</text:p>
      <text:p text:style-name="Standard"><text:s text:c="12"/>myAdapter.Fill(ds_1, "Xelshekruleba");</text:p>
      <text:p text:style-name="Standard"><text:s text:c="12"/>DataView dataView = new DataView(ds_1.Tables["Xelshekruleba"])</text:p>
      <text:p text:style-name="Standard"><text:soft-page-break/><text:s text:c="12"/>{</text:p>
      <text:p text:style-name="Standard"><text:s text:c="16"/>Sort = "gadasaxdeli_l, tarigis_dawyeba DESC"</text:p>
      <text:p text:style-name="Standard"><text:s text:c="12"/>};</text:p>
      <text:p text:style-name="Standard"/>
      <text:p text:style-name="Standard"><text:s text:c="12"/>myConnection.Close();</text:p>
      <text:p text:style-name="Standard"><text:s text:c="12"/>dataGridView1.DataSource = dataView;</text:p>
      <text:p text:style-name="Standard"><text:s text:c="8"/>}</text:p>
      <text:p text:style-name="Standard"/>
      <text:p text:style-name="Standard"><text:s text:c="9"/>//ცხრილში მონაცემების გაფილტვრა ADO.NET კლასებისა და ობიექტების გამოყენებით. გაფილტრეთ Customer ცხრილი.ფილტრში უნდა გამოჩნდეს მონაცემები ქობულეთელი იურიდიული პირების შესახებ.</text:p>
      <text:p text:style-name="Standard"><text:s text:c="9"/>private void CustomerFiltri()</text:p>
      <text:p text:style-name="Standard"><text:s text:c="9"/>{</text:p>
      <text:p text:style-name="Standard"><text:s text:c="12"/>SqlConnection myConnection = new SqlConnection("server = DESKTOP - F4H9CDG, Integrated Security = true");</text:p>
      <text:p text:style-name="Standard"><text:s text:c="12"/>myConnection.Open();</text:p>
      <text:p text:style-name="Standard"><text:s text:c="12"/>SqlDataAdapter myAdapter = new SqlDataAdapter("SELECT * FROM Shemkveti", myConnection);</text:p>
      <text:p text:style-name="Standard"><text:s text:c="12"/>DataSet ds_1 = new DataSet();</text:p>
      <text:p text:style-name="Standard"><text:s text:c="12"/>myAdapter.Fill(ds_1, "Shemkveti");</text:p>
      <text:p text:style-name="Standard"><text:s text:c="12"/>DataView dataView = new DataView(ds_1.Tables["Shemkveti"])</text:p>
      <text:p text:style-name="Standard"><text:s text:c="12"/>{</text:p>
      <text:p text:style-name="Standard"><text:s text:c="16"/>RowFilter = "qalaqi = 'თბილისი' AND iuridiuli_fizikuri = 'იურიდიული'"</text:p>
      <text:p text:style-name="Standard"><text:s text:c="12"/>};</text:p>
      <text:p text:style-name="Standard"/>
      <text:p text:style-name="Standard"><text:s text:c="12"/>myConnection.Close();</text:p>
      <text:p text:style-name="Standard"><text:s text:c="12"/>dataGridView1.DataSource = dataView;</text:p>
      <text:p text:style-name="Standard"><text:s text:c="9"/>}</text:p>
      <text:p text:style-name="Standard"/>
      <text:p text:style-name="Standard"/>
      <text:p text:style-name="Standard"><text:s text:c="8"/>//Compute() მეთოდის გამოყენებით გამოთვალეთ იმ თანამშრომლების საშუალო ასაკი, რომელთა ხელფასი ნაკლებია 800 ლარზე.</text:p>
      <text:p text:style-name="Standard"><text:s text:c="8"/>private void XelfasiLessThan800()</text:p>
      <text:p text:style-name="Standard"><text:s text:c="8"/>{</text:p>
      <text:p text:style-name="Standard"><text:s text:c="12"/>SqlConnection myConnection = new SqlConnection("server = DESKTOP - F4H9CDG, Integrated Security = true");</text:p>
      <text:p text:style-name="Standard"><text:s text:c="12"/>myConnection.Open();</text:p>
      <text:p text:style-name="Standard"><text:s text:c="12"/>SqlDataAdapter myAdapter = new SqlDataAdapter("SELECT * FROM Personali", myConnection);</text:p>
      <text:p text:style-name="Standard"><text:s text:c="12"/>DataSet ds_1 = new DataSet();</text:p>
      <text:p text:style-name="Standard"><text:s text:c="12"/>myAdapter.Fill(ds_1, "Personali");</text:p>
      <text:p text:style-name="Standard"><text:s text:c="12"/>DataView dataView = new DataView(ds_1.Tables["Personali"]);</text:p>
      <text:p text:style-name="Standard"/>
      <text:p text:style-name="Standard"><text:s text:c="12"/>object xelfasi = ds_1.Tables["Personali"].Compute("AVG(asaki)", "xelfasi &lt; 800");</text:p>
      <text:p text:style-name="Standard"><text:s text:c="12"/>label1.Text = xelfasi.ToString();</text:p>
      <text:p text:style-name="Standard"><text:s text:c="12"/>myConnection.Close();</text:p>
      <text:p text:style-name="Standard"><text:s text:c="12"/>dataGridView1.DataSource = dataView;</text:p>
      <text:p text:style-name="Standard"><text:s text:c="8"/>}</text:p>
      <text:p text:style-name="Standard"/>
      <text:p text:style-name="Standard"><text:soft-page-break/></text:p>
      <text:p text:style-name="Standard"><text:s text:c="8"/>//Compute() მეთოდის გამოყენებით იპოვეთ იმ თანამშრომლების საშუალო ასაკი, რომელთა ხელფასი მეტია 900 ლარზე.</text:p>
      <text:p text:style-name="Standard"/>
      <text:p text:style-name="Standard"><text:s text:c="8"/>private void XelfasiMoreThan900()</text:p>
      <text:p text:style-name="Standard"><text:s text:c="8"/>{</text:p>
      <text:p text:style-name="Standard"><text:s text:c="12"/>SqlConnection myConnection = new SqlConnection("server = DESKTOP - F4H9CDG, Integrated Security = true");</text:p>
      <text:p text:style-name="Standard"><text:s text:c="12"/>myConnection.Open();</text:p>
      <text:p text:style-name="Standard"><text:s text:c="12"/>SqlDataAdapter myAdapter = new SqlDataAdapter("SELECT * FROM Personali", myConnection);</text:p>
      <text:p text:style-name="Standard"><text:s text:c="12"/>DataSet ds_1 = new DataSet();</text:p>
      <text:p text:style-name="Standard"><text:s text:c="12"/>myAdapter.Fill(ds_1, "Personali");</text:p>
      <text:p text:style-name="Standard"><text:s text:c="12"/>DataView dataView = new DataView(ds_1.Tables["Personali"]);</text:p>
      <text:p text:style-name="Standard"/>
      <text:p text:style-name="Standard"><text:s text:c="12"/>object xelfasi = ds_1.Tables["Personali"].Compute("AVG(asaki)", "xelfasi &gt; 900");</text:p>
      <text:p text:style-name="Standard"><text:s text:c="12"/>label1.Text = xelfasi.ToString();</text:p>
      <text:p text:style-name="Standard"><text:s text:c="12"/>myConnection.Close();</text:p>
      <text:p text:style-name="Standard"><text:s text:c="12"/>dataGridView1.DataSource = dataView;</text:p>
      <text:p text:style-name="Standard"><text:s text:c="8"/>}</text:p>
      <text:p text:style-name="Standard"/>
      <text:p text:style-name="Standard"><text:s text:c="8"/>//Compute() მეთოდის გამოყენებით იპოვეთ ბათუმელი თანამშრომლების მაქსიმალური ასაკი.</text:p>
      <text:p text:style-name="Standard"><text:s text:c="8"/>private void MaxAsakiInBatumi()</text:p>
      <text:p text:style-name="Standard"><text:s text:c="8"/>{</text:p>
      <text:p text:style-name="Standard"><text:s text:c="12"/>SqlConnection myConnection = new SqlConnection("server = DESKTOP - F4H9CDG, Integrated Security = true");</text:p>
      <text:p text:style-name="Standard"><text:s text:c="12"/>myConnection.Open();</text:p>
      <text:p text:style-name="Standard"><text:s text:c="12"/>SqlDataAdapter myAdapter = new SqlDataAdapter("SELECT * FROM Personali", myConnection);</text:p>
      <text:p text:style-name="Standard"><text:s text:c="12"/>DataSet ds_1 = new DataSet();</text:p>
      <text:p text:style-name="Standard"><text:s text:c="12"/>myAdapter.Fill(ds_1, "Personali");</text:p>
      <text:p text:style-name="Standard"><text:s text:c="12"/>DataView dataView = new DataView(ds_1.Tables["Personali"]);</text:p>
      <text:p text:style-name="Standard"/>
      <text:p text:style-name="Standard"><text:s text:c="12"/>object asakiMax = ds_1.Tables["Personali"].Compute("MAX(asaki)", "qalaqi = 'ბათუმი'");</text:p>
      <text:p text:style-name="Standard"><text:s text:c="12"/>label1.Text = asakiMax.ToString();</text:p>
      <text:p text:style-name="Standard"><text:s text:c="12"/>myConnection.Close();</text:p>
      <text:p text:style-name="Standard"><text:s text:c="12"/>dataGridView1.DataSource = dataView;</text:p>
      <text:p text:style-name="Standard"><text:s text:c="8"/>}</text:p>
      <text:p text:style-name="Standard"/>
      <text:p text:style-name="Standard"><text:s text:c="8"/>//Compute() მეთოდის გამოყენებით იპოვეთ ქუთაისელი თანამშრომლების რაოდენობა.</text:p>
      <text:p text:style-name="Standard"/>
      <text:p text:style-name="Standard"><text:s text:c="8"/>private void CountQutaiseli()</text:p>
      <text:p text:style-name="Standard"><text:s text:c="8"/>{</text:p>
      <text:p text:style-name="Standard"><text:s text:c="12"/>SqlConnection myConnection = new SqlConnection("server = DESKTOP - F4H9CDG, Integrated Security = true");</text:p>
      <text:p text:style-name="Standard"><text:s text:c="12"/>myConnection.Open();</text:p>
      <text:p text:style-name="Standard"><text:soft-page-break/><text:s text:c="12"/>SqlDataAdapter myAdapter = new SqlDataAdapter("SELECT * FROM Personali", myConnection);</text:p>
      <text:p text:style-name="Standard"><text:s text:c="12"/>DataSet ds_1 = new DataSet();</text:p>
      <text:p text:style-name="Standard"><text:s text:c="12"/>myAdapter.Fill(ds_1, "Personali");</text:p>
      <text:p text:style-name="Standard"><text:s text:c="12"/>DataView dataView = new DataView(ds_1.Tables["Personali"]);</text:p>
      <text:p text:style-name="Standard"/>
      <text:p text:style-name="Standard"><text:s text:c="12"/>object countQutaiseli = ds_1.Tables["Personali"].Compute("COUNT(qalaqi)", "qalaqi = 'ქუთაისი'");</text:p>
      <text:p text:style-name="Standard"><text:s text:c="12"/>label1.Text = countQutaiseli.ToString();</text:p>
      <text:p text:style-name="Standard"><text:s text:c="12"/>myConnection.Close();</text:p>
      <text:p text:style-name="Standard"><text:s text:c="12"/>dataGridView1.DataSource = dataView;</text:p>
      <text:p text:style-name="Standard"><text:s text:c="8"/>}</text:p>
      <text:p text:style-name="Standard"/>
      <text:p text:style-name="Standard"><text:s text:c="8"/>//Compute() მეთოდის გამოყენებით იპოვეთ თელაველი თანამშრომლების ხელფასების ჯამი.</text:p>
      <text:p text:style-name="Standard"><text:s text:c="8"/>private void TelaveliXelfasijami()</text:p>
      <text:p text:style-name="Standard"><text:s text:c="8"/>{</text:p>
      <text:p text:style-name="Standard"><text:s text:c="12"/>SqlConnection myConnection = new SqlConnection("server = DESKTOP - F4H9CDG, Integrated Security = true");</text:p>
      <text:p text:style-name="Standard"><text:s text:c="12"/>myConnection.Open();</text:p>
      <text:p text:style-name="Standard"><text:s text:c="12"/>SqlDataAdapter myAdapter = new SqlDataAdapter("SELECT * FROM Personali", myConnection);</text:p>
      <text:p text:style-name="Standard"><text:s text:c="12"/>DataSet ds_1 = new DataSet();</text:p>
      <text:p text:style-name="Standard"><text:s text:c="12"/>myAdapter.Fill(ds_1, "Personali");</text:p>
      <text:p text:style-name="Standard"><text:s text:c="12"/>DataView dataView = new DataView(ds_1.Tables["Personali"]);</text:p>
      <text:p text:style-name="Standard"/>
      <text:p text:style-name="Standard"><text:s text:c="12"/>object telaveliXelfasiJami = ds_1.Tables["Personali"].Compute("SUM(xelfasi)", "qalaqi = 'თელავი'");</text:p>
      <text:p text:style-name="Standard"><text:s text:c="12"/>label1.Text = telaveliXelfasiJami.ToString();</text:p>
      <text:p text:style-name="Standard"><text:s text:c="12"/>myConnection.Close();</text:p>
      <text:p text:style-name="Standard"><text:s text:c="12"/>dataGridView1.DataSource = dataView;</text:p>
      <text:p text:style-name="Standard"><text:s text:c="8"/>}</text:p>
      <text:p text:style-name="Standard"><text:s text:c="8"/>//Personali ცხრილიდან წაშალეთ ერთი სტრიქონი, რომლის პირველადი გასაღებია 2. ეს მნიშვნელობა TextBox ელემენტიდან შეიტანეთ</text:p>
      <text:p text:style-name="Standard"><text:s text:c="8"/>//Shemkveti ცხრილიდან წაშალეთ ერთი სტრიქონი, რომლის პირველადი გასაღებია 1. ეს მნიშვნელობა TextBox ელემენტიდან შეიტანეთ.</text:p>
      <text:p text:style-name="Standard"><text:s text:c="8"/>private void DeletePK2AND1()</text:p>
      <text:p text:style-name="Standard"><text:s text:c="8"/>{</text:p>
      <text:p text:style-name="Standard"><text:s text:c="12"/>int find_key = Convert.ToInt32(textBox1.Text);</text:p>
      <text:p text:style-name="Standard"><text:s text:c="12"/>SqlConnection myConnection = new SqlConnection("server = DESKTOP - F4H9CDG, Integrated Security = true");</text:p>
      <text:p text:style-name="Standard"><text:s text:c="12"/>myConnection.Open();</text:p>
      <text:p text:style-name="Standard"><text:s text:c="12"/>SqlDataAdapter myAdapter = new SqlDataAdapter("SELECT * FROM Personali", myConnection);</text:p>
      <text:p text:style-name="Standard"><text:s text:c="12"/>DataSet ds_1 = new DataSet();</text:p>
      <text:p text:style-name="Standard"><text:s text:c="12"/>myAdapter.Fill(ds_1, "Personali");</text:p>
      <text:p text:style-name="Standard"><text:s text:c="12"/></text:p>
      <text:p text:style-name="Standard"><text:s text:c="12"/>//set P_ID to PK in order to find row i want to delete</text:p>
      <text:p text:style-name="Standard"><text:s text:c="12"/>DataColumn[] key = new DataColumn[1];</text:p>
      <text:p text:style-name="Standard"><text:soft-page-break/><text:s text:c="12"/>key[0] = ds_1.Tables["Personali"].Columns["PersonaliID"];</text:p>
      <text:p text:style-name="Standard"><text:s text:c="12"/>ds_1.Tables["Personali"].PrimaryKey = key;</text:p>
      <text:p text:style-name="Standard"/>
      <text:p text:style-name="Standard"><text:s text:c="12"/>//find row</text:p>
      <text:p text:style-name="Standard"><text:s text:c="12"/>DataRow findRow = ds_1.Tables["Personali"].Rows.Find(find_key);</text:p>
      <text:p text:style-name="Standard"/>
      <text:p text:style-name="Standard"><text:s text:c="12"/>//shevamowmot tu vipovet row</text:p>
      <text:p text:style-name="Standard"><text:s text:c="12"/>if (findRow != null)</text:p>
      <text:p text:style-name="Standard"><text:s text:c="12"/>{</text:p>
      <text:p text:style-name="Standard"><text:s text:c="16"/>findRow.Delete();</text:p>
      <text:p text:style-name="Standard"><text:s text:c="16"/>//adapters chirdeba update rata cxrilshi monishnuli striqoni waishalos</text:p>
      <text:p text:style-name="Standard"><text:s text:c="16"/>myAdapter.Update(ds_1, "Personali");</text:p>
      <text:p text:style-name="Standard"><text:s text:c="16"/>label1.Text = "სტრიქონის წაიშალა";</text:p>
      <text:p text:style-name="Standard"><text:s text:c="12"/>}</text:p>
      <text:p text:style-name="Standard"><text:s text:c="12"/>else label1.Text = "სტრიქონი არ მოიძებნა!";</text:p>
      <text:p text:style-name="Standard"><text:s text:c="12"/>myConnection.Close();</text:p>
      <text:p text:style-name="Standard"><text:s text:c="12"/>dataGridView1.DataSource = ds_1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01:19:01.658000000</meta:creation-date>
    <dc:date>2023-04-10T01:19:12.141000000</dc:date>
    <meta:editing-duration>PT11S</meta:editing-duration>
    <meta:editing-cycles>1</meta:editing-cycles>
    <meta:document-statistic meta:table-count="0" meta:image-count="0" meta:object-count="0" meta:page-count="8" meta:paragraph-count="279" meta:word-count="1104" meta:character-count="15074" meta:non-whitespace-character-count="11220"/>
    <meta:generator>LibreOffice/7.5.1.2$Windows_X86_64 LibreOffice_project/fcbaee479e84c6cd81291587d2ee68cba099e129</meta:generator>
  </office:meta>
</office:document-meta>
</file>